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Normal">### La technologie et l’innovation dans le domaine du caca en 2024</text:p>
      <text:p/>
      <text:p text:style-name="Normal">En 2024, la technologie et l’innovation continuent de transformer des aspects inattendus de notre quotidien, y compris celui que personne n’ose vraiment évoquer : le caca. Pourtant, cette matière organique banale devient un champ d’exploration fascinant pour les scientifiques, les ingénieurs et même les entreprises.</text:p>
      <text:p/>
      <text:p text:style-name="Normal">#### Le caca comme ressource précieuse</text:p>
      <text:p text:style-name="Normal">Les excréments humains contiennent une multitude de nutriments et de micro-organismes susceptibles d’être exploités. En 2024, des start-ups et des laboratoires travaillent sur des méthodes pour convertir les déchets fécaux en biocarburants ou en engrais naturels. Grâce à la biodiversité intestinale humaine, certains chercheurs espoirent même isoler des bactéries utiles pour la médecine personnalisée.</text:p>
      <text:p/>
      <text:p text:style-name="Normal">#### Des toilettes intelligentes connectées</text:p>
      <text:p text:style-name="Normal">L’année 2024 marque aussi l’avènement des toilettes "smart toilet" haute technologie. Ces appareils analysent automatiquement la composition des selles pour détecter d’éventuels problèmes de santé (comme un déséquilibre du microbiote ou une inflammation intestinale). Certains modèles intègrent même de l’intelligence artificielle pour donner des conseils nutritionnels personnalisés.</text:p>
      <text:p/>
      <text:p text:style-name="Normal">#### Révolution dans le traitement des eaux usées</text:p>
      <text:p text:style-name="Normal">Le recyclage avancé est un autre thème clé. Des systèmes innovants utilisent désormais l’énergie thermique générée par la fermentation anaérobie (souvent issue du traitement du caca) pour produire électricité localement. Dans certaines villes pilotes, ces installations réduisent significativement leur empreinte carbone tout en transformant ce qui était autrefois perdu en ressource durable.</text:p>
      <text:p/>
      <text:p text:style-name="Normal">#### Un marché discret mais prometteur</text:p>
      <text:p text:style-name="Normal">Bien que souvent ignoré par le grand public, le secteur lié aux excréments humains croît rapidement. Entre industrie médicale (stomac-analytiques), agriculture bio (compostage contrôlé) ou énergie verte (méthanisation), les opportunités sont nombreuses. En 2024, plusieurs brevets ont été déposés autour de procédés révolutionnaires capables d’extraire métaux précieux ou médicaments à partir de matières fécales !</text:p>
      <text:p/>
      <text:p text:style-name="Normal">Conclusion : Si parler du "caca" reste tabou dans beaucoup cultures encore aujourd’hui , il ne faut pas sous-estimer son potentiel innovant . Pourquoi ? Parce qu’en pleine crise écologique , chaquesource—même celle-là—peut contribuer positivement vers demain . Et si demain , notre défécation participait activement au futur énergétique ?? La réponse se trouve peut-être…dans notre pot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